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cm" loext:contextual-spacing="false"/>
      <style:text-properties style:font-name="Abyssinica SIL" fo:font-size="14pt" style:font-size-asian="14pt" style:font-size-complex="14pt"/>
    </style:style>
    <style:style style:name="P2" style:family="paragraph" style:parent-style-name="Preformatted_20_Text">
      <style:paragraph-properties fo:margin-top="0cm" fo:margin-bottom="0cm" loext:contextual-spacing="false"/>
      <style:text-properties style:font-name="Abyssinica SIL" fo:font-size="12pt" fo:font-weight="normal" officeooo:paragraph-rsid="00077c6a" style:font-size-asian="12pt" style:font-weight-asian="normal" style:font-size-complex="12pt" style:font-weight-complex="normal"/>
    </style:style>
    <style:style style:name="P3" style:family="paragraph" style:parent-style-name="Preformatted_20_Text">
      <style:paragraph-properties fo:margin-top="0cm" fo:margin-bottom="0cm" loext:contextual-spacing="false"/>
      <style:text-properties style:font-name="Abyssinica SIL" fo:font-size="12pt" style:font-size-asian="12pt" style:font-size-complex="12pt"/>
    </style:style>
    <style:style style:name="P4" style:family="paragraph" style:parent-style-name="Text_20_body">
      <style:paragraph-properties fo:margin-top="0cm" fo:margin-bottom="0cm" loext:contextual-spacing="false"/>
      <style:text-properties fo:font-size="14pt" style:font-size-asian="14pt" style:font-size-complex="14pt"/>
    </style:style>
    <style:style style:name="P5" style:family="paragraph" style:parent-style-name="Text_20_body">
      <style:paragraph-properties fo:margin-top="0cm" fo:margin-bottom="0cm" loext:contextual-spacing="false"/>
      <style:text-properties fo:font-size="14pt" fo:font-weight="normal" officeooo:paragraph-rsid="000640b4" style:font-size-asian="12.25pt" style:font-weight-asian="normal" style:font-size-complex="14pt" style:font-weight-complex="normal"/>
    </style:style>
    <style:style style:name="P6" style:family="paragraph" style:parent-style-name="Text_20_body">
      <style:paragraph-properties fo:margin-top="0cm" fo:margin-bottom="0cm" loext:contextual-spacing="false"/>
      <style:text-properties fo:font-size="14pt" fo:font-weight="normal" officeooo:rsid="000640b4" officeooo:paragraph-rsid="000640b4" style:font-size-asian="14pt" style:font-weight-asian="normal" style:font-size-complex="14pt" style:font-weight-complex="normal"/>
    </style:style>
    <style:style style:name="P7" style:family="paragraph" style:parent-style-name="Text_20_body">
      <style:paragraph-properties fo:margin-top="0cm" fo:margin-bottom="0cm" loext:contextual-spacing="false"/>
      <style:text-properties fo:font-size="14pt" fo:font-weight="normal" officeooo:paragraph-rsid="000640b4" style:font-size-asian="14pt" style:font-weight-asian="normal" style:font-size-complex="14pt" style:font-weight-complex="normal"/>
    </style:style>
    <style:style style:name="P8" style:family="paragraph" style:parent-style-name="Text_20_body">
      <style:paragraph-properties fo:margin-top="0cm" fo:margin-bottom="0cm" loext:contextual-spacing="false"/>
      <style:text-properties style:font-name="Comic Sans MS" fo:font-size="14pt" style:font-size-asian="14pt" style:font-size-complex="14pt"/>
    </style:style>
    <style:style style:name="P9" style:family="paragraph" style:parent-style-name="Text_20_body">
      <style:paragraph-properties fo:margin-top="0cm" fo:margin-bottom="0cm" loext:contextual-spacing="false"/>
      <style:text-properties style:font-name="Comic Sans MS" fo:font-size="14pt" officeooo:rsid="000640b4" officeooo:paragraph-rsid="000640b4" style:font-size-asian="14pt" style:font-size-complex="14pt"/>
    </style:style>
    <style:style style:name="P10" style:family="paragraph" style:parent-style-name="Text_20_body">
      <style:paragraph-properties fo:margin-top="0cm" fo:margin-bottom="0cm" loext:contextual-spacing="false"/>
      <style:text-properties style:font-name="Comic Sans MS" fo:font-size="15pt" officeooo:rsid="000640b4" officeooo:paragraph-rsid="000640b4" style:font-size-asian="15pt" style:font-size-complex="15pt"/>
    </style:style>
    <style:style style:name="P11" style:family="paragraph" style:parent-style-name="Text_20_body">
      <style:paragraph-properties fo:margin-top="0cm" fo:margin-bottom="0cm" loext:contextual-spacing="false"/>
      <style:text-properties style:font-name="Comic Sans MS" fo:font-size="15pt" fo:font-weight="bold" officeooo:rsid="00085469" officeooo:paragraph-rsid="00085469" style:font-size-asian="15pt" style:font-weight-asian="bold" style:font-size-complex="15pt" style:font-weight-complex="bold"/>
    </style:style>
    <style:style style:name="P12" style:family="paragraph" style:parent-style-name="Text_20_body">
      <style:paragraph-properties fo:margin-top="0cm" fo:margin-bottom="0cm" loext:contextual-spacing="false"/>
      <style:text-properties style:font-name="Abyssinica SIL" fo:font-size="12pt" style:font-size-asian="12pt" style:font-size-complex="12pt"/>
    </style:style>
    <style:style style:name="P13" style:family="paragraph" style:parent-style-name="Text_20_body">
      <style:paragraph-properties fo:margin-top="0cm" fo:margin-bottom="0cm" loext:contextual-spacing="false"/>
      <style:text-properties style:font-name="Abyssinica SIL" fo:font-size="12pt" officeooo:paragraph-rsid="000640b4" style:font-size-asian="12pt" style:font-size-complex="12pt"/>
    </style:style>
    <style:style style:name="P14" style:family="paragraph" style:parent-style-name="Text_20_body">
      <style:paragraph-properties fo:margin-top="0cm" fo:margin-bottom="0cm" loext:contextual-spacing="false"/>
      <style:text-properties style:font-name="Abyssinica SIL" fo:font-size="12pt" fo:font-weight="normal" officeooo:paragraph-rsid="000640b4" style:font-size-asian="12pt" style:font-weight-asian="normal" style:font-size-complex="12pt" style:font-weight-complex="normal"/>
    </style:style>
    <style:style style:name="P15" style:family="paragraph" style:parent-style-name="Text_20_body">
      <style:paragraph-properties fo:margin-top="0cm" fo:margin-bottom="0cm" loext:contextual-spacing="false"/>
      <style:text-properties style:font-name="Abyssinica SIL" fo:font-size="12pt" fo:font-weight="normal" officeooo:rsid="000640b4" officeooo:paragraph-rsid="000640b4" style:font-size-asian="12pt" style:font-weight-asian="normal" style:font-size-complex="12pt" style:font-weight-complex="normal"/>
    </style:style>
    <style:style style:name="P16" style:family="paragraph" style:parent-style-name="Text_20_body">
      <style:paragraph-properties fo:margin-top="0cm" fo:margin-bottom="0cm" loext:contextual-spacing="false"/>
      <style:text-properties style:font-name="Abyssinica SIL" fo:font-size="12pt" fo:font-weight="normal" officeooo:rsid="0017f438" officeooo:paragraph-rsid="0017f438" style:font-size-asian="12pt" style:font-weight-asian="normal" style:font-size-complex="12pt" style:font-weight-complex="normal"/>
    </style:style>
    <style:style style:name="P17" style:family="paragraph" style:parent-style-name="Text_20_body">
      <style:paragraph-properties fo:margin-top="0cm" fo:margin-bottom="0cm" loext:contextual-spacing="false"/>
      <style:text-properties style:font-name="Abyssinica SIL" fo:font-size="12pt" fo:font-weight="normal" officeooo:paragraph-rsid="00077c6a" style:font-size-asian="12pt" style:font-weight-asian="normal" style:font-size-complex="12pt" style:font-weight-complex="normal"/>
    </style:style>
    <style:style style:name="P18" style:family="paragraph" style:parent-style-name="Text_20_body">
      <style:paragraph-properties fo:margin-top="0cm" fo:margin-bottom="0cm" loext:contextual-spacing="false"/>
      <style:text-properties style:font-name="Abyssinica SIL" fo:font-size="15pt" fo:font-weight="normal" officeooo:rsid="001999aa" officeooo:paragraph-rsid="001999aa" style:font-size-asian="15pt" style:font-weight-asian="normal" style:font-size-complex="15pt" style:font-weight-complex="normal"/>
    </style:style>
    <style:style style:name="P19" style:family="paragraph" style:parent-style-name="Heading_20_2">
      <style:paragraph-properties fo:margin-top="0cm" fo:margin-bottom="0cm" loext:contextual-spacing="false"/>
      <style:text-properties style:font-name="Abyssinica SIL" fo:font-size="15pt" fo:font-weight="normal" officeooo:rsid="001999aa" officeooo:paragraph-rsid="001999aa" style:font-size-asian="15pt" style:font-weight-asian="normal" style:font-size-complex="15pt" style:font-weight-complex="normal"/>
    </style:style>
    <style:style style:name="P20" style:family="paragraph" style:parent-style-name="Heading_20_2">
      <style:paragraph-properties fo:margin-top="0cm" fo:margin-bottom="0cm" loext:contextual-spacing="false"/>
      <style:text-properties style:font-name="Abyssinica SIL" fo:font-size="15pt" fo:font-weight="normal" officeooo:rsid="000640b4" officeooo:paragraph-rsid="000640b4" style:font-size-asian="15pt" style:font-weight-asian="normal" style:font-size-complex="15pt" style:font-weight-complex="normal"/>
    </style:style>
    <style:style style:name="P21" style:family="paragraph" style:parent-style-name="Heading_20_2">
      <style:paragraph-properties fo:margin-top="0cm" fo:margin-bottom="0.499cm" loext:contextual-spacing="false"/>
    </style:style>
    <style:style style:name="P22" style:family="paragraph" style:parent-style-name="Heading_20_2">
      <style:paragraph-properties fo:margin-top="0cm" fo:margin-bottom="0.499cm" loext:contextual-spacing="false"/>
      <style:text-properties fo:font-size="14pt" style:font-size-asian="12.25pt" style:font-size-complex="14pt"/>
    </style:style>
    <style:style style:name="P23" style:family="paragraph" style:parent-style-name="Heading_20_2">
      <style:paragraph-properties fo:margin-top="0cm" fo:margin-bottom="0.499cm" loext:contextual-spacing="false"/>
      <style:text-properties style:font-name="Comic Sans MS" fo:font-size="15pt" style:font-size-asian="15pt" style:font-size-complex="15pt"/>
    </style:style>
    <style:style style:name="P24" style:family="paragraph" style:parent-style-name="Heading_20_2">
      <style:paragraph-properties fo:margin-top="0cm" fo:margin-bottom="0.499cm" loext:contextual-spacing="false"/>
      <style:text-properties fo:font-size="15pt" style:font-size-asian="13.1000003814697pt" style:font-size-complex="15pt"/>
    </style:style>
    <style:style style:name="P25" style:family="paragraph" style:parent-style-name="Heading_20_2">
      <style:paragraph-properties fo:margin-top="0cm" fo:margin-bottom="0.499cm" loext:contextual-spacing="false"/>
      <style:text-properties fo:color="#000000" fo:font-size="12pt" style:text-underline-style="none" fo:font-weight="normal" officeooo:paragraph-rsid="00134479" style:font-size-asian="12pt" style:font-weight-asian="normal" style:font-size-complex="12pt" style:font-weight-complex="normal"/>
    </style:style>
    <style:style style:name="P26" style:family="paragraph" style:parent-style-name="Heading_20_3">
      <style:paragraph-properties fo:margin-top="0cm" fo:margin-bottom="0.499cm" loext:contextual-spacing="false"/>
    </style:style>
    <style:style style:name="P27" style:family="paragraph" style:parent-style-name="Preformatted_20_Text">
      <style:paragraph-properties fo:margin-top="0cm" fo:margin-bottom="0.499cm" loext:contextual-spacing="false"/>
    </style:style>
    <style:style style:name="P28" style:family="paragraph" style:parent-style-name="Preformatted_20_Text">
      <style:paragraph-properties fo:margin-top="0cm" fo:margin-bottom="0.499cm" loext:contextual-spacing="false"/>
      <style:text-properties fo:font-size="14pt" style:font-size-asian="12.25pt" style:font-size-complex="14pt"/>
    </style:style>
    <style:style style:name="P29" style:family="paragraph" style:parent-style-name="Preformatted_20_Text">
      <style:paragraph-properties fo:margin-top="0cm" fo:margin-bottom="0.499cm" loext:contextual-spacing="false"/>
      <style:text-properties style:font-name="Abyssinica SIL" fo:font-size="12pt" style:font-size-asian="12pt" style:font-size-complex="12pt"/>
    </style:style>
    <style:style style:name="P30" style:family="paragraph" style:parent-style-name="Preformatted_20_Text">
      <style:paragraph-properties fo:margin-top="0cm" fo:margin-bottom="0.499cm" loext:contextual-spacing="false"/>
      <style:text-properties style:font-name="Abyssinica SIL" fo:font-size="12pt" officeooo:paragraph-rsid="00077c6a" style:font-size-asian="12pt" style:font-size-complex="12pt"/>
    </style:style>
    <style:style style:name="P31" style:family="paragraph" style:parent-style-name="Preformatted_20_Text">
      <style:paragraph-properties fo:margin-top="0cm" fo:margin-bottom="0.499cm" loext:contextual-spacing="false"/>
      <style:text-properties style:font-name="Abyssinica SIL" fo:font-size="12pt" officeooo:paragraph-rsid="000cbb96" style:font-size-asian="12pt" style:font-size-complex="12pt"/>
    </style:style>
    <style:style style:name="P32" style:family="paragraph" style:parent-style-name="Preformatted_20_Text">
      <style:paragraph-properties fo:margin-top="0cm" fo:margin-bottom="0.499cm" loext:contextual-spacing="false"/>
      <style:text-properties style:font-name="Abyssinica SIL" fo:font-size="14pt" style:font-size-asian="14pt" style:font-size-complex="14pt"/>
    </style:style>
    <style:style style:name="P33" style:family="paragraph" style:parent-style-name="Preformatted_20_Text">
      <style:paragraph-properties fo:margin-top="0cm" fo:margin-bottom="0.499cm" loext:contextual-spacing="false"/>
      <style:text-properties style:font-name="Abyssinica SIL" fo:font-size="10pt" style:font-size-asian="10pt" style:font-size-complex="10pt"/>
    </style:style>
    <style:style style:name="P34" style:family="paragraph" style:parent-style-name="Preformatted_20_Text">
      <style:paragraph-properties fo:margin-top="0cm" fo:margin-bottom="0.499cm" loext:contextual-spacing="false"/>
      <style:text-properties fo:font-size="10pt" style:font-size-asian="10pt" style:font-size-complex="10pt"/>
    </style:style>
    <style:style style:name="P35" style:family="paragraph" style:parent-style-name="Preformatted_20_Text">
      <style:paragraph-properties fo:margin-top="0cm" fo:margin-bottom="0.499cm" loext:contextual-spacing="false"/>
      <style:text-properties fo:font-size="15pt" style:font-size-asian="13.1000003814697pt" style:font-size-complex="15pt"/>
    </style:style>
    <style:style style:name="P36" style:family="paragraph" style:parent-style-name="Preformatted_20_Text">
      <style:paragraph-properties fo:margin-top="0cm" fo:margin-bottom="0.499cm" loext:contextual-spacing="false"/>
      <style:text-properties officeooo:paragraph-rsid="0011ac6e"/>
    </style:style>
    <style:style style:name="P37" style:family="paragraph" style:parent-style-name="Preformatted_20_Text">
      <style:paragraph-properties fo:margin-top="0cm" fo:margin-bottom="0.499cm" loext:contextual-spacing="false"/>
      <style:text-properties fo:font-weight="bold" style:font-weight-asian="bold" style:font-weight-complex="bold"/>
    </style:style>
    <style:style style:name="P38" style:family="paragraph" style:parent-style-name="Preformatted_20_Text">
      <style:paragraph-properties fo:margin-top="0cm" fo:margin-bottom="0.499cm" loext:contextual-spacing="false"/>
      <style:text-properties fo:font-weight="bold" officeooo:paragraph-rsid="00134479" style:font-weight-asian="bold" style:font-weight-complex="bold"/>
    </style:style>
    <style:style style:name="P39" style:family="paragraph" style:parent-style-name="Preformatted_20_Text">
      <style:paragraph-properties fo:margin-top="0cm" fo:margin-bottom="0.499cm" loext:contextual-spacing="false"/>
      <style:text-properties officeooo:paragraph-rsid="00134479"/>
    </style:style>
    <style:style style:name="P40" style:family="paragraph" style:parent-style-name="Preformatted_20_Text">
      <style:paragraph-properties fo:margin-top="0cm" fo:margin-bottom="0.499cm" loext:contextual-spacing="false"/>
      <style:text-properties fo:font-size="12pt" style:font-size-asian="12pt" style:font-size-complex="12pt"/>
    </style:style>
    <style:style style:name="P41" style:family="paragraph" style:parent-style-name="Preformatted_20_Text">
      <style:paragraph-properties fo:margin-top="0cm" fo:margin-bottom="0.499cm" loext:contextual-spacing="false"/>
      <style:text-properties fo:color="#000000" style:text-underline-style="none" fo:font-weight="bold" officeooo:paragraph-rsid="0011ac6e" style:font-weight-asian="bold" style:font-weight-complex="bold"/>
    </style:style>
    <style:style style:name="P42" style:family="paragraph" style:parent-style-name="Preformatted_20_Text">
      <style:paragraph-properties fo:margin-top="0cm" fo:margin-bottom="0.499cm" loext:contextual-spacing="false"/>
      <style:text-properties fo:color="#000000" fo:font-size="10pt" style:text-underline-style="none" fo:font-weight="bold" officeooo:paragraph-rsid="0011ac6e" style:font-size-asian="10pt" style:font-weight-asian="bold" style:font-size-complex="10pt" style:font-weight-complex="bold"/>
    </style:style>
    <style:style style:name="P43" style:family="paragraph" style:parent-style-name="Preformatted_20_Text">
      <style:paragraph-properties fo:margin-top="0cm" fo:margin-bottom="0.499cm" loext:contextual-spacing="false"/>
      <style:text-properties fo:color="#000000" fo:font-size="10pt" style:text-underline-style="none" fo:font-weight="bold" officeooo:paragraph-rsid="00134479" style:font-size-asian="10pt" style:font-weight-asian="bold" style:font-size-complex="10pt" style:font-weight-complex="bold"/>
    </style:style>
    <style:style style:name="P44" style:family="paragraph" style:parent-style-name="Preformatted_20_Text">
      <style:paragraph-properties fo:margin-top="0cm" fo:margin-bottom="0.499cm" loext:contextual-spacing="false"/>
      <style:text-properties fo:color="#000000" fo:font-size="12pt" style:text-underline-style="none" fo:font-weight="bold" style:font-size-asian="12pt" style:font-weight-asian="bold" style:font-size-complex="12pt" style:font-weight-complex="bold"/>
    </style:style>
    <style:style style:name="P45" style:family="paragraph" style:parent-style-name="Preformatted_20_Text">
      <style:paragraph-properties fo:margin-top="0cm" fo:margin-bottom="0.499cm" loext:contextual-spacing="false"/>
      <style:text-properties fo:color="#000000" fo:font-size="12pt" style:text-underline-style="none" fo:font-weight="bold" officeooo:paragraph-rsid="0011ac6e" style:font-size-asian="12pt" style:font-weight-asian="bold" style:font-size-complex="12pt" style:font-weight-complex="bold"/>
    </style:style>
    <style:style style:name="P46" style:family="paragraph" style:parent-style-name="Text_20_body">
      <style:paragraph-properties fo:margin-top="0cm" fo:margin-bottom="0.499cm" loext:contextual-spacing="false"/>
    </style:style>
    <style:style style:name="P47" style:family="paragraph" style:parent-style-name="Text_20_body">
      <style:paragraph-properties fo:margin-top="0cm" fo:margin-bottom="0.499cm" loext:contextual-spacing="false"/>
      <style:text-properties style:font-name="Abyssinica SIL" fo:font-size="14pt" style:font-size-asian="14pt" style:font-size-complex="14pt"/>
    </style:style>
    <style:style style:name="P48" style:family="paragraph" style:parent-style-name="Text_20_body">
      <style:paragraph-properties fo:margin-top="0cm" fo:margin-bottom="0.499cm" loext:contextual-spacing="false"/>
      <style:text-properties style:font-name="Abyssinica SIL" fo:font-size="12pt" style:font-size-asian="12pt" style:font-size-complex="12pt"/>
    </style:style>
    <style:style style:name="P49" style:family="paragraph" style:parent-style-name="Text_20_body">
      <style:paragraph-properties fo:margin-top="0cm" fo:margin-bottom="0.499cm" loext:contextual-spacing="false"/>
      <style:text-properties fo:font-size="14pt" style:font-size-asian="12.25pt" style:font-size-complex="14pt"/>
    </style:style>
    <style:style style:name="P50" style:family="paragraph" style:parent-style-name="Text_20_body">
      <style:paragraph-properties fo:margin-top="0cm" fo:margin-bottom="0.499cm" loext:contextual-spacing="false"/>
      <style:text-properties fo:font-size="15pt" fo:font-weight="bold" officeooo:rsid="001499b6" officeooo:paragraph-rsid="001499b6" style:font-size-asian="15pt" style:font-weight-asian="bold" style:font-size-complex="15pt" style:font-weight-complex="bold"/>
    </style:style>
    <style:style style:name="P51" style:family="paragraph" style:parent-style-name="Text_20_body">
      <style:paragraph-properties fo:margin-top="0cm" fo:margin-bottom="0.499cm" loext:contextual-spacing="false"/>
      <style:text-properties officeooo:paragraph-rsid="0011ac6e"/>
    </style:style>
    <style:style style:name="P52" style:family="paragraph" style:parent-style-name="Text_20_body">
      <style:paragraph-properties fo:margin-top="0cm" fo:margin-bottom="0.499cm" loext:contextual-spacing="false"/>
      <style:text-properties fo:font-size="10pt" officeooo:paragraph-rsid="00134479" style:font-size-asian="10pt" style:font-size-complex="10pt"/>
    </style:style>
    <style:style style:name="P53" style:family="paragraph" style:parent-style-name="Text_20_body">
      <style:paragraph-properties fo:margin-top="0cm" fo:margin-bottom="0.499cm" loext:contextual-spacing="false"/>
      <style:text-properties fo:font-size="12pt" style:font-size-asian="12pt" style:font-size-complex="12pt"/>
    </style:style>
    <style:style style:name="P54" style:family="paragraph" style:parent-style-name="Text_20_body">
      <style:paragraph-properties fo:margin-top="0cm" fo:margin-bottom="0.499cm" loext:contextual-spacing="false"/>
      <style:text-properties fo:color="#000000" style:text-underline-style="none" officeooo:paragraph-rsid="0011ac6e"/>
    </style:style>
    <style:style style:name="P55" style:family="paragraph" style:parent-style-name="Preformatted_20_Text">
      <style:text-properties style:font-name="Abyssinica SIL" fo:font-size="12pt" style:font-size-asian="12pt" style:font-size-complex="12pt"/>
    </style:style>
    <style:style style:name="P56" style:family="paragraph" style:parent-style-name="Preformatted_20_Text">
      <style:text-properties style:font-name="Abyssinica SIL" fo:font-size="12pt" officeooo:paragraph-rsid="00077c6a" style:font-size-asian="12pt" style:font-size-complex="12pt"/>
    </style:style>
    <style:style style:name="P57" style:family="paragraph" style:parent-style-name="Preformatted_20_Text">
      <style:text-properties style:font-name="Abyssinica SIL" fo:font-size="10pt" style:font-size-asian="10pt" style:font-size-complex="10pt"/>
    </style:style>
    <style:style style:name="P58" style:family="paragraph" style:parent-style-name="Preformatted_20_Text">
      <style:text-properties fo:font-size="10pt" style:font-size-asian="10pt" style:font-size-complex="10pt"/>
    </style:style>
    <style:style style:name="P59" style:family="paragraph" style:parent-style-name="Preformatted_20_Text">
      <style:text-properties fo:font-weight="bold" style:font-weight-asian="bold" style:font-weight-complex="bold"/>
    </style:style>
    <style:style style:name="P60" style:family="paragraph" style:parent-style-name="Standard">
      <style:text-properties officeooo:rsid="00052ce8" officeooo:paragraph-rsid="00052ce8"/>
    </style:style>
    <style:style style:name="P61" style:family="paragraph" style:parent-style-name="Standard">
      <style:text-properties officeooo:paragraph-rsid="00052ce8"/>
    </style:style>
    <style:style style:name="P62" style:family="paragraph" style:parent-style-name="Standard">
      <style:text-properties style:font-name="Comic Sans MS" fo:font-size="14pt" fo:font-weight="normal" officeooo:rsid="00052ce8" officeooo:paragraph-rsid="00052ce8" style:font-size-asian="12.25pt" style:font-weight-asian="normal" style:font-size-complex="14pt" style:font-weight-complex="normal"/>
    </style:style>
    <style:style style:name="P63" style:family="paragraph" style:parent-style-name="Standard">
      <style:text-properties style:font-name="Comic Sans MS" fo:font-size="20pt" fo:font-weight="bold" officeooo:rsid="00052ce8" officeooo:paragraph-rsid="00052ce8" style:font-size-asian="17.5pt" style:font-weight-asian="bold" style:font-size-complex="20pt" style:font-weight-complex="bold"/>
    </style:style>
    <style:style style:name="P64" style:family="paragraph" style:parent-style-name="Standard">
      <style:text-properties style:font-name="Comic Sans MS" fo:font-size="15pt" fo:font-weight="normal" officeooo:rsid="00052ce8" officeooo:paragraph-rsid="00052ce8" style:font-size-asian="15pt" style:font-weight-asian="normal" style:font-size-complex="15pt" style:font-weight-complex="normal"/>
    </style:style>
    <style:style style:name="P65" style:family="paragraph" style:parent-style-name="Text_20_body">
      <style:text-properties style:font-name="Abyssinica SIL" fo:font-size="12pt" style:font-size-asian="12pt" style:font-size-complex="12pt"/>
    </style:style>
    <style:style style:name="P66" style:family="paragraph" style:parent-style-name="Preformatted_20_Text" style:list-style-name="L6">
      <style:paragraph-properties fo:margin-top="0cm" fo:margin-bottom="0.499cm" loext:contextual-spacing="false"/>
    </style:style>
    <style:style style:name="P67" style:family="paragraph" style:parent-style-name="Preformatted_20_Text" style:list-style-name="L7">
      <style:paragraph-properties fo:margin-top="0cm" fo:margin-bottom="0.499cm" loext:contextual-spacing="false"/>
    </style:style>
    <style:style style:name="P68" style:family="paragraph" style:parent-style-name="Preformatted_20_Text" style:list-style-name="L8">
      <style:paragraph-properties fo:margin-top="0cm" fo:margin-bottom="0.499cm" loext:contextual-spacing="false"/>
      <style:text-properties fo:font-size="12pt" style:font-size-asian="12pt" style:font-size-complex="12pt"/>
    </style:style>
    <style:style style:name="P69" style:family="paragraph" style:parent-style-name="Preformatted_20_Text" style:list-style-name="L9">
      <style:paragraph-properties fo:margin-top="0cm" fo:margin-bottom="0.499cm" loext:contextual-spacing="false"/>
      <style:text-properties fo:color="#000000" style:text-underline-style="none" fo:font-weight="bold" officeooo:paragraph-rsid="001644a8" style:font-weight-asian="bold" style:font-weight-complex="bold"/>
    </style:style>
    <style:style style:name="P70" style:family="paragraph" style:parent-style-name="Standard" style:list-style-name="L1">
      <style:text-properties style:font-name="Abyssinica SIL" fo:font-size="12pt" fo:font-weight="normal" officeooo:rsid="00052ce8" officeooo:paragraph-rsid="00052ce8" style:font-size-asian="12pt" style:font-weight-asian="normal" style:font-size-complex="12pt" style:font-weight-complex="normal"/>
    </style:style>
    <style:style style:name="P71" style:family="paragraph" style:parent-style-name="Standard" style:list-style-name="L2">
      <style:text-properties style:font-name="Abyssinica SIL" fo:font-size="12pt" fo:font-weight="normal" officeooo:rsid="00052ce8" officeooo:paragraph-rsid="00052ce8" style:font-size-asian="12pt" style:font-weight-asian="normal" style:font-size-complex="12pt" style:font-weight-complex="normal"/>
    </style:style>
    <style:style style:name="P72" style:family="paragraph" style:parent-style-name="Standard" style:list-style-name="L1">
      <style:text-properties style:font-name="Abyssinica SIL" fo:font-size="12pt" fo:font-weight="normal" officeooo:rsid="001521a2" officeooo:paragraph-rsid="001521a2" style:font-size-asian="12pt" style:font-weight-asian="normal" style:font-size-complex="12pt" style:font-weight-complex="normal"/>
    </style:style>
    <style:style style:name="P73" style:family="paragraph" style:parent-style-name="Standard" style:list-style-name="L2">
      <style:text-properties style:font-name="Abyssinica SIL" fo:font-size="12pt" fo:font-weight="normal" officeooo:rsid="001521a2" officeooo:paragraph-rsid="001521a2" style:font-size-asian="12pt" style:font-weight-asian="normal" style:font-size-complex="12pt" style:font-weight-complex="normal"/>
    </style:style>
    <style:style style:name="P74" style:family="paragraph" style:parent-style-name="Standard" style:list-style-name="L2">
      <style:text-properties style:font-name="Abyssinica SIL" fo:font-size="12pt" officeooo:paragraph-rsid="00052ce8" style:font-size-asian="12pt" style:font-size-complex="12pt"/>
    </style:style>
    <style:style style:name="P75" style:family="paragraph" style:parent-style-name="Text_20_body" style:list-style-name="L5"/>
    <style:style style:name="P76" style:family="paragraph" style:parent-style-name="Text_20_body" style:list-style-name="L9"/>
    <style:style style:name="P77" style:family="paragraph" style:parent-style-name="Text_20_body" style:list-style-name="L2">
      <style:paragraph-properties fo:margin-top="0cm" fo:margin-bottom="0cm" loext:contextual-spacing="false"/>
      <style:text-properties style:font-name="Abyssinica SIL" fo:font-size="12pt" style:font-size-asian="12pt" style:font-size-complex="12pt"/>
    </style:style>
    <style:style style:name="P78" style:family="paragraph" style:parent-style-name="Text_20_body" style:list-style-name="L3">
      <style:paragraph-properties fo:margin-top="0cm" fo:margin-bottom="0cm" loext:contextual-spacing="false"/>
      <style:text-properties style:font-name="Abyssinica SIL" fo:font-size="12pt" officeooo:rsid="001521a2" officeooo:paragraph-rsid="001521a2" style:font-size-asian="12pt" style:font-size-complex="12pt"/>
    </style:style>
    <style:style style:name="P79" style:family="paragraph" style:parent-style-name="Text_20_body" style:list-style-name="L3">
      <style:paragraph-properties fo:margin-top="0cm" fo:margin-bottom="0cm" loext:contextual-spacing="false"/>
      <style:text-properties style:font-name="Abyssinica SIL" fo:font-size="12pt" officeooo:rsid="000640b4" officeooo:paragraph-rsid="000640b4" style:font-size-asian="12pt" style:font-size-complex="12pt"/>
    </style:style>
    <style:style style:name="P80" style:family="paragraph" style:parent-style-name="Text_20_body" style:list-style-name="L3">
      <style:paragraph-properties fo:margin-top="0cm" fo:margin-bottom="0cm" loext:contextual-spacing="false"/>
      <style:text-properties style:font-name="Abyssinica SIL" fo:font-size="12pt" officeooo:paragraph-rsid="000640b4" style:font-size-asian="12pt" style:font-size-complex="12pt"/>
    </style:style>
    <style:style style:name="P81" style:family="paragraph" style:parent-style-name="Text_20_body" style:list-style-name="L3">
      <style:paragraph-properties fo:margin-top="0cm" fo:margin-bottom="0cm" loext:contextual-spacing="false"/>
      <style:text-properties style:font-name="Abyssinica SIL" fo:font-size="12pt" fo:font-weight="normal" officeooo:rsid="000640b4" officeooo:paragraph-rsid="000640b4" style:font-size-asian="12pt" style:font-weight-asian="normal" style:font-size-complex="12pt" style:font-weight-complex="normal"/>
    </style:style>
    <style:style style:name="P82" style:family="paragraph" style:parent-style-name="Text_20_body" style:list-style-name="L4">
      <style:paragraph-properties fo:margin-top="0cm" fo:margin-bottom="0cm" loext:contextual-spacing="false"/>
      <style:text-properties style:font-name="Abyssinica SIL" fo:font-size="12pt" fo:font-weight="normal" officeooo:rsid="0017f438" officeooo:paragraph-rsid="0017f438" style:font-size-asian="12pt" style:font-weight-asian="normal" style:font-size-complex="12pt" style:font-weight-complex="normal"/>
    </style:style>
    <style:style style:name="P83" style:family="paragraph" style:parent-style-name="Text_20_body" style:list-style-name="L4">
      <style:paragraph-properties fo:margin-top="0cm" fo:margin-bottom="0cm" loext:contextual-spacing="false"/>
      <style:text-properties style:font-name="Abyssinica SIL" fo:font-size="12pt" fo:font-weight="normal" officeooo:rsid="0019793a" officeooo:paragraph-rsid="0019793a" style:font-size-asian="12pt" style:font-weight-asian="normal" style:font-size-complex="12pt" style:font-weight-complex="normal"/>
    </style:style>
    <style:style style:name="P84" style:family="paragraph" style:parent-style-name="Text_20_body" style:list-style-name="L4">
      <style:paragraph-properties fo:margin-top="0cm" fo:margin-bottom="0cm" loext:contextual-spacing="false"/>
      <style:text-properties style:font-name="Abyssinica SIL" fo:font-size="12pt" fo:font-weight="normal" officeooo:rsid="001999aa" officeooo:paragraph-rsid="001999aa" style:font-size-asian="12pt" style:font-weight-asian="normal" style:font-size-complex="12pt" style:font-weight-complex="normal"/>
    </style:style>
    <style:style style:name="P85" style:family="paragraph" style:parent-style-name="Text_20_body" style:list-style-name="L5">
      <style:paragraph-properties fo:margin-top="0cm" fo:margin-bottom="0cm" loext:contextual-spacing="false"/>
      <style:text-properties style:font-name="Abyssinica SIL" fo:font-size="14pt" style:font-size-asian="14pt" style:font-size-complex="14pt"/>
    </style:style>
    <style:style style:name="P86" style:family="paragraph" style:parent-style-name="Text_20_body" style:list-style-name="L5">
      <style:paragraph-properties fo:margin-top="0cm" fo:margin-bottom="0cm" loext:contextual-spacing="false"/>
    </style:style>
    <style:style style:name="P87" style:family="paragraph" style:parent-style-name="Text_20_body" style:list-style-name="L9">
      <style:paragraph-properties fo:margin-top="0cm" fo:margin-bottom="0cm" loext:contextual-spacing="false"/>
    </style:style>
    <style:style style:name="P88" style:family="paragraph" style:parent-style-name="Text_20_body" style:list-style-name="L9">
      <style:paragraph-properties fo:margin-top="0cm" fo:margin-bottom="0cm" loext:contextual-spacing="false"/>
      <style:text-properties fo:color="#000000" style:text-underline-style="none"/>
    </style:style>
    <style:style style:name="T1" style:family="text">
      <style:text-properties officeooo:rsid="00052ce8"/>
    </style:style>
    <style:style style:name="T2" style:family="text">
      <style:text-properties officeooo:rsid="0005ffce"/>
    </style:style>
    <style:style style:name="T3" style:family="text">
      <style:text-properties style:font-name="Abyssinica SIL" fo:font-size="12pt" style:font-size-asian="12pt" style:font-size-complex="12pt"/>
    </style:style>
    <style:style style:name="T4" style:family="text">
      <style:text-properties officeooo:rsid="000640b4"/>
    </style:style>
    <style:style style:name="T5" style:family="text">
      <style:text-properties fo:font-weight="normal" officeooo:rsid="000640b4" style:font-weight-asian="normal" style:font-weight-complex="normal"/>
    </style:style>
    <style:style style:name="T6" style:family="text">
      <style:text-properties fo:font-weight="normal" officeooo:rsid="000ad670" style:font-weight-asian="normal" style:font-weight-complex="normal"/>
    </style:style>
    <style:style style:name="T7" style:family="text">
      <style:text-properties style:text-underline-style="none" officeooo:rsid="00077c6a"/>
    </style:style>
    <style:style style:name="T8" style:family="text">
      <style:text-properties fo:color="#000000" style:text-underline-style="none"/>
    </style:style>
    <style:style style:name="T9" style:family="text">
      <style:text-properties fo:color="#000000" style:text-underline-style="none" fo:font-weight="bold" style:font-weight-asian="bold" style:font-weight-complex="bold"/>
    </style:style>
    <style:style style:name="T10" style:family="text">
      <style:text-properties fo:color="#000000" fo:font-size="15pt" style:text-underline-style="none" style:font-size-asian="15pt" style:font-size-complex="15pt"/>
    </style:style>
    <style:style style:name="T11" style:family="text">
      <style:text-properties fo:color="#000000" fo:font-size="15pt" style:text-underline-style="none" style:font-size-asian="13.1000003814697pt" style:font-size-complex="15pt"/>
    </style:style>
    <style:style style:name="T12" style:family="text">
      <style:text-properties fo:color="#000000" fo:font-size="12pt" style:text-underline-style="none" fo:font-weight="bold" style:font-size-asian="12pt" style:font-weight-asian="bold" style:font-size-complex="12pt" style:font-weight-complex="bold"/>
    </style:style>
    <style:style style:name="T13" style:family="text">
      <style:text-properties fo:color="#000000" fo:font-size="12pt" style:text-underline-style="none" fo:font-weight="normal" style:font-size-asian="12pt" style:font-weight-asian="normal" style:font-size-complex="12pt" style:font-weight-complex="normal"/>
    </style:style>
    <style:style style:name="T14" style:family="text">
      <style:text-properties fo:font-size="12pt" style:font-size-asian="12pt" style:font-size-complex="12pt"/>
    </style:style>
    <style:style style:name="T15" style:family="text">
      <style:text-properties officeooo:rsid="00099ba8"/>
    </style:style>
    <style:style style:name="T16" style:family="text">
      <style:text-properties fo:font-size="15pt" style:font-size-asian="13.1000003814697pt" style:font-size-complex="15pt"/>
    </style:style>
    <style:style style:name="T17" style:family="text">
      <style:text-properties fo:font-size="10pt" style:font-size-asian="10pt" style:font-size-complex="10pt"/>
    </style:style>
    <style:style style:name="T18" style:family="text">
      <style:text-properties officeooo:rsid="001999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Elasticsearch</text:p>
      <text:p text:style-name="P63"/>
      <text:list xml:id="list2215283632" text:style-name="L1">
        <text:list-item>
          <text:p text:style-name="P70">Elasticsearch is the distributed search and analytics engine.</text:p>
        </text:list-item>
        <text:list-item>
          <text:p text:style-name="P72">Open source developed in java</text:p>
        </text:list-item>
        <text:list-item>
          <text:p text:style-name="P72">Elasticsearch is based on lucene engine.</text:p>
        </text:list-item>
        <text:list-item>
          <text:p text:style-name="P70">Logstash facilitate collecting your data and storing it in Elasticsearch. </text:p>
        </text:list-item>
        <text:list-item>
          <text:p text:style-name="P70">Kibana enables you to visualize your data. </text:p>
        </text:list-item>
        <text:list-item>
          <text:p text:style-name="P70">Elasticsearch is where the indexing, search, and analysis magic happen.</text:p>
        </text:list-item>
      </text:list>
      <text:p text:style-name="P62"/>
      <text:p text:style-name="P62">Features : <text:tab/></text:p>
      <text:p text:style-name="P62"/>
      <text:list xml:id="list1654254940" text:style-name="L2">
        <text:list-item>
          <text:p text:style-name="P71"><text:tab/>Elasticsearch provides real-time search and analytics for all types of data. Whether you have structured or unstructured text, numerical data, or geospatial data.</text:p>
        </text:list-item>
        <text:list-item>
          <text:p text:style-name="P73">Scalable, Fast, Multilingual</text:p>
        </text:list-item>
        <text:list-item>
          <text:p text:style-name="P71"><text:tab/>Elasticsearch can efficiently store and index it in a way that supports fast searches</text:p>
        </text:list-item>
        <text:list-item>
          <text:p text:style-name="P74"><text:span text:style-name="T1"><text:tab/></text:span>Add a search box to an app or website </text:p>
        </text:list-item>
        <text:list-item>
          <text:p text:style-name="P77">Store and analyze logs, metrics data </text:p>
        </text:list-item>
        <text:list-item>
          <text:p text:style-name="P77">Use machine learning to automatically model the behavior of your data in real time </text:p>
        </text:list-item>
        <text:list-item>
          <text:p text:style-name="P77">Elasticsearch uses a data structure called an inverted index that supports very fast full-text searches. An inverted index lists every unique word that appears in any document and identifies all of the documents each word occurs in.</text:p>
        </text:list-item>
        <text:list-item>
          <text:p text:style-name="P77"><text:span text:style-name="T2">T</text:span>ext fields are stored in inverted indices, and numeric and geo fields are stored in BKD trees.</text:p>
        </text:list-item>
      </text:list>
      <text:p text:style-name="P8"/>
      <text:p text:style-name="P10">Scalability</text:p>
      <text:p text:style-name="P9"/>
      <text:p text:style-name="P13">Elasticsearch is built to be always available and to scale with your needs. It does this by being distributed by nature. You can add nodes to a cluster to increase capacity and Elasticsearch automatically distributes your data and query load across all of the available nodes.</text:p>
      <text:list xml:id="list2326799688" text:style-name="L3">
        <text:list-item>
          <text:p text:style-name="P78">Culster =&gt; Combination of nodes</text:p>
        </text:list-item>
        <text:list-item>
          <text:p text:style-name="P79">Indxes =&gt; Combination of multiple shards</text:p>
        </text:list-item>
        <text:list-item>
          <text:p text:style-name="P79"><text:span text:style-name="T4">S</text:span>hards =&gt; Combination of multiple nodes</text:p>
        </text:list-item>
        <text:list-item>
          <text:p text:style-name="P79">Where each shard is actually a self-contained index</text:p>
        </text:list-item>
        <text:list-item>
          <text:p text:style-name="P81">By distributing the documents in an index across multiple shards, and distributing those shards across multiple nodes, Elasticsearch can ensure redundancy, which both protects against hardware failures</text:p>
        </text:list-item>
        <text:list-item>
          <text:p text:style-name="P81"><text:soft-page-break/>There are two types of shards: </text:p>
          <text:list>
            <text:list-header>
              <text:p text:style-name="P81">1. Primary or Master <text:tab/>=&gt; fixed in number</text:p>
              <text:p text:style-name="P80"><text:span text:style-name="T5">2. Replicas or Slave<text:tab/>=&gt; </text:span><text:span text:style-name="T6">Number </text:span><text:span text:style-name="T5">can be changed later</text:span></text:p>
            </text:list-header>
          </text:list>
        </text:list-item>
      </text:list>
      <text:p text:style-name="P15"/>
      <text:p text:style-name="P16"><text:span text:style-name="T4">E</text:span>lastic Search API’s</text:p>
      <text:list xml:id="list741790273" text:style-name="L4">
        <text:list-item>
          <text:p text:style-name="P82">Document API</text:p>
          <text:list>
            <text:list-item>
              <text:p text:style-name="P82">Single Document API</text:p>
              <text:list>
                <text:list-item>
                  <text:p text:style-name="P82">Index API</text:p>
                </text:list-item>
                <text:list-item>
                  <text:p text:style-name="P82">GET API</text:p>
                </text:list-item>
                <text:list-item>
                  <text:p text:style-name="P82">UPDATE API</text:p>
                </text:list-item>
                <text:list-item>
                  <text:p text:style-name="P82">DELETE API</text:p>
                </text:list-item>
              </text:list>
            </text:list-item>
            <text:list-item>
              <text:p text:style-name="P82">Multi-Document API</text:p>
              <text:list>
                <text:list-item>
                  <text:p text:style-name="P82">Multi GET API</text:p>
                </text:list-item>
                <text:list-item>
                  <text:p text:style-name="P82">Bulk API</text:p>
                </text:list-item>
                <text:list-item>
                  <text:p text:style-name="P82">Update ByQuery</text:p>
                </text:list-item>
                <text:list-item>
                  <text:p text:style-name="P82">Delete By Query</text:p>
                </text:list-item>
                <text:list-item>
                  <text:p text:style-name="P82">Reindex API</text:p>
                </text:list-item>
              </text:list>
            </text:list-item>
          </text:list>
        </text:list-item>
        <text:list-item>
          <text:p text:style-name="P82">Search API</text:p>
          <text:list>
            <text:list-item>
              <text:p text:style-name="P82">Multi Index </text:p>
            </text:list-item>
            <text:list-item>
              <text:p text:style-name="P82">Multi Type</text:p>
            </text:list-item>
            <text:list-item>
              <text:p text:style-name="P82">URI Search</text:p>
              <text:list>
                <text:list-header>
                  <text:p text:style-name="P82">q, timeout, lenient<text:tab/>, terminate_after, fields, from, sort, size</text:p>
                </text:list-header>
              </text:list>
            </text:list-item>
          </text:list>
        </text:list-item>
        <text:list-item>
          <text:p text:style-name="P82">Aggregation</text:p>
          <text:list>
            <text:list-item>
              <text:p text:style-name="P83">Bucket</text:p>
            </text:list-item>
            <text:list-item>
              <text:p text:style-name="P83">Metric</text:p>
            </text:list-item>
            <text:list-item>
              <text:p text:style-name="P83">Matrix</text:p>
            </text:list-item>
            <text:list-item>
              <text:p text:style-name="P83">Pipeline</text:p>
            </text:list-item>
          </text:list>
        </text:list-item>
        <text:list-item>
          <text:p text:style-name="P82">Index API</text:p>
          <text:p text:style-name="P84">Responsible for managing all aspect of index like settings, aliases, mapping, index template.</text:p>
          <text:list>
            <text:list-header>
              <text:p text:style-name="P84">Create Index, Delete Index, GET Index, Index Exists, Open/Close Index API, <text:s text:c="2"/></text:p>
              <text:p text:style-name="P84">Index Alies, Index Settings, Analyze, Index Template, Index Stats, Flush, Refresh </text:p>
            </text:list-header>
          </text:list>
        </text:list-item>
        <text:list-item>
          <text:p text:style-name="P82">C<text:span text:style-name="T18">l</text:span>uster API</text:p>
          <text:p text:style-name="P84">Cluster API is used for getting information about it’s cluster and it’s nodes and making changes in them.</text:p>
          <text:list>
            <text:list-header>
              <text:p text:style-name="P84">Health, State, Stats, Pending Task, Reroute, Nodes hot_threads</text:p>
            </text:list-header>
          </text:list>
        </text:list-item>
      </text:list>
      <text:p text:style-name="P6"/>
      <text:h text:style-name="P19" text:outline-level="2"><text:soft-page-break/>Query DSL</text:h>
      <text:p text:style-name="P18"/>
      <text:h text:style-name="P20" text:outline-level="2"><text:bookmark text:name="getting-started-index"/>Index some documents</text:h>
      <text:p text:style-name="P7"/>
      <text:p text:style-name="P14">PUT /customer/_doc/1</text:p>
      <text:p text:style-name="P55">{</text:p>
      <text:p text:style-name="P55"><text:s text:c="2"/>"name": "John Doe"</text:p>
      <text:p text:style-name="P29">}</text:p>
      <text:p text:style-name="P5"><text:span text:style-name="T3">This request automatically creates the </text:span><text:span text:style-name="Source_20_Text"><text:span text:style-name="T3">customer</text:span></text:span><text:span text:style-name="T3"> index if it doesn’t already exist, adds a new document that has an ID of </text:span><text:span text:style-name="Source_20_Text"><text:span text:style-name="T3">1</text:span></text:span><text:span text:style-name="T3">, and stores and indexes the </text:span><text:span text:style-name="Source_20_Text"><text:span text:style-name="T3">name</text:span></text:span><text:span text:style-name="T3"> field.</text:span></text:p>
      <text:p text:style-name="P14"/>
      <text:p text:style-name="P17">Since this is a new document, the response shows that the result of the operation was that version 1 of the document was created:</text:p>
      <text:p text:style-name="P2">{</text:p>
      <text:p text:style-name="P56"><text:s text:c="2"/>"_index" : "customer",</text:p>
      <text:p text:style-name="P56"><text:s text:c="2"/>"_type" : "_doc",</text:p>
      <text:p text:style-name="P56"><text:s text:c="2"/>"_id" : "1",</text:p>
      <text:p text:style-name="P56"><text:s text:c="2"/>"_version" : 1,</text:p>
      <text:p text:style-name="P56"><text:s text:c="2"/>"result" : "created",</text:p>
      <text:p text:style-name="P56"><text:s text:c="2"/>"_shards" : {</text:p>
      <text:p text:style-name="P56"><text:s text:c="4"/>"total" : 2,</text:p>
      <text:p text:style-name="P56"><text:s text:c="4"/>"successful" : 2,</text:p>
      <text:p text:style-name="P56"><text:s text:c="4"/>"failed" : 0</text:p>
      <text:p text:style-name="P56"><text:s text:c="2"/>},</text:p>
      <text:p text:style-name="P56"><text:s text:c="2"/>"_seq_no" : 26,</text:p>
      <text:p text:style-name="P56"><text:s text:c="2"/>"_primary_term" : 4</text:p>
      <text:p text:style-name="P30">}</text:p>
      <text:p text:style-name="P31">GET /customer/_doc/1</text:p>
      <text:p text:style-name="P31">{</text:p>
      <text:p text:style-name="P55"><text:s text:c="2"/>"_index" : "customer",</text:p>
      <text:p text:style-name="P55"><text:s text:c="2"/>"_type" : "_doc",</text:p>
      <text:p text:style-name="P55"><text:s text:c="2"/>"_id" : "1",</text:p>
      <text:p text:style-name="P55"><text:s text:c="2"/>"_version" : 1,</text:p>
      <text:p text:style-name="P55"><text:s text:c="2"/>"_seq_no" : 26,</text:p>
      <text:p text:style-name="P55"><text:s text:c="2"/>"_primary_term" : 4,</text:p>
      <text:p text:style-name="P55"><text:s text:c="2"/>"found" : true,</text:p>
      <text:p text:style-name="P55"><text:s text:c="2"/>"_source" : {</text:p>
      <text:p text:style-name="P55"><text:s text:c="4"/>"name": "John Doe"</text:p>
      <text:p text:style-name="P55"><text:s text:c="2"/>}</text:p>
      <text:p text:style-name="P29">}</text:p>
      <text:p text:style-name="P29"><text:soft-page-break/></text:p>
      <text:p text:style-name="P29">**** If you have a lot of documents to index, you can submit them in batches with the <text:span text:style-name="T7">bulk api</text:span>.</text:p>
      <text:p text:style-name="P5"/>
      <text:p text:style-name="P11"><text:span text:style-name="T4">S</text:span>earching</text:p>
      <text:p text:style-name="P8"/>
      <text:p text:style-name="P3">GET /bank/_search</text:p>
      <text:p text:style-name="P55">{</text:p>
      <text:p text:style-name="P55"><text:s text:c="2"/>"query": { "match_all": {} },</text:p>
      <text:p text:style-name="P55"><text:s text:c="2"/>"sort": [</text:p>
      <text:p text:style-name="P55"><text:s text:c="4"/>{ "account_number": "asc" }</text:p>
      <text:p text:style-name="P55"><text:s text:c="2"/>]</text:p>
      <text:p text:style-name="P29">}</text:p>
      <text:p text:style-name="P8"><text:span text:style-name="T3">By default, the </text:span><text:span text:style-name="Source_20_Text"><text:span text:style-name="T3">hits</text:span></text:span><text:span text:style-name="T3"> section of the response includes the first 10 documents that match the search criteria:</text:span></text:p>
      <text:p text:style-name="P12"/>
      <text:list xml:id="list289772369" text:style-name="L5">
        <text:list-item>
          <text:p text:style-name="P85"><text:span text:style-name="Source_20_Text"><text:span text:style-name="T3">took</text:span></text:span><text:span text:style-name="T14"> – how long it took Elasticsearch to run the query, in milliseconds </text:span></text:p>
        </text:list-item>
        <text:list-item>
          <text:p text:style-name="P86"><text:span text:style-name="Source_20_Text"><text:span text:style-name="T3">timed_out</text:span></text:span><text:span text:style-name="T3"> – whether or not the search request timed out </text:span></text:p>
        </text:list-item>
        <text:list-item>
          <text:p text:style-name="P86"><text:span text:style-name="Source_20_Text"><text:span text:style-name="T3">_shards</text:span></text:span><text:span text:style-name="T3"> – how many shards were searched and a breakdown of how many shards succeeded, failed, or were skipped. </text:span></text:p>
        </text:list-item>
        <text:list-item>
          <text:p text:style-name="P86"><text:span text:style-name="Source_20_Text"><text:span text:style-name="T3">max_score</text:span></text:span><text:span text:style-name="T3"> – the score of the most relevant document found </text:span></text:p>
        </text:list-item>
        <text:list-item>
          <text:p text:style-name="P86"><text:span text:style-name="Source_20_Text"><text:span text:style-name="T3">hits.total.value</text:span></text:span><text:span text:style-name="T3"> - how many matching documents were found </text:span></text:p>
        </text:list-item>
        <text:list-item>
          <text:p text:style-name="P86"><text:span text:style-name="Source_20_Text"><text:span text:style-name="T3">hits.sort</text:span></text:span><text:span text:style-name="T3"> - the document’s sort position (when not sorting by relevance score) </text:span></text:p>
        </text:list-item>
        <text:list-item>
          <text:p text:style-name="P75"><text:span text:style-name="Source_20_Text"><text:span text:style-name="T3">hits._score</text:span></text:span><text:span text:style-name="T3"> - the document’s relevance score (not applicable when using </text:span><text:span text:style-name="Source_20_Text"><text:span text:style-name="T3">match_all</text:span></text:span><text:span text:style-name="T3">) </text:span></text:p>
        </text:list-item>
      </text:list>
      <text:p text:style-name="Text_20_body"><text:span text:style-name="T3">Each search request is self-contained: Elasticsearch does not maintain any state information across requests. To page through the search hits, specify the </text:span><text:span text:style-name="Source_20_Text"><text:span text:style-name="T3">from</text:span></text:span><text:span text:style-name="T3"> and </text:span><text:span text:style-name="Source_20_Text"><text:span text:style-name="T3">size</text:span></text:span><text:span text:style-name="T3"> parameters in your request.</text:span></text:p>
      <text:p text:style-name="P3"/>
      <text:p text:style-name="P3">GET /bank/_search</text:p>
      <text:p text:style-name="P55">{</text:p>
      <text:p text:style-name="P55"><text:s text:c="2"/>"query": { "match_all": {} },</text:p>
      <text:p text:style-name="P55"><text:s text:c="2"/>"from": 10,</text:p>
      <text:p text:style-name="P55"><text:s text:c="2"/>"size": 10</text:p>
      <text:p text:style-name="P29">}</text:p>
      <text:p text:style-name="P3"/>
      <text:p text:style-name="P1"/>
      <text:p text:style-name="P3"><text:soft-page-break/>{</text:p>
      <text:p text:style-name="P55"><text:s text:c="2"/>"took" : 63,</text:p>
      <text:p text:style-name="P55"><text:s text:c="2"/>"timed_out" : false,</text:p>
      <text:p text:style-name="P55"><text:s text:c="2"/>"_shards" : {</text:p>
      <text:p text:style-name="P55"><text:s text:c="4"/>"total" : 5,</text:p>
      <text:p text:style-name="P55"><text:s text:c="4"/>"successful" : 5,</text:p>
      <text:p text:style-name="P55"><text:s text:c="4"/>"skipped" : 0,</text:p>
      <text:p text:style-name="P55"><text:s text:c="4"/>"failed" : 0</text:p>
      <text:p text:style-name="P55"><text:s text:c="2"/>},</text:p>
      <text:p text:style-name="P55"><text:s text:c="2"/>"hits" : {</text:p>
      <text:p text:style-name="P55"><text:s text:c="4"/>"total" : 1000,</text:p>
      <text:p text:style-name="P55"><text:s text:c="4"/>"max_score": null,</text:p>
      <text:p text:style-name="P55"><text:s text:c="4"/>"hits" : [ {</text:p>
      <text:p text:style-name="P55"><text:s text:c="6"/>"_index" : "bank",</text:p>
      <text:p text:style-name="P55"><text:s text:c="6"/>"_type" : "_doc",</text:p>
      <text:p text:style-name="P55"><text:s text:c="6"/>"_id" : "0",</text:p>
      <text:p text:style-name="P55"><text:s text:c="6"/>"sort": [0],</text:p>
      <text:p text:style-name="P55"><text:s text:c="6"/>"_score" : null,</text:p>
      <text:p text:style-name="P55"><text:s text:c="6"/>"_source" : {"account_number":0,"balance":16623,"firstname":"Bradshaw","lastname":"Mckenzie","age":29,"gender":"F","address":"244 Columbus Place","employer":"Euron","email":"bradshawmckenzie@euron.com","city":"Hobucken","state":"CO"}</text:p>
      <text:p text:style-name="P55"><text:s text:c="4"/>}, ...</text:p>
      <text:p text:style-name="P55"><text:s text:c="4"/>]</text:p>
      <text:p text:style-name="P55"><text:s text:c="2"/>}</text:p>
      <text:p text:style-name="P29">}</text:p>
      <text:p text:style-name="P29"/>
      <text:p text:style-name="P27"><text:span text:style-name="T3">To search for specific terms within a field, you can use a </text:span><text:span text:style-name="Source_20_Text"><text:span text:style-name="T3">match</text:span></text:span><text:span text:style-name="T3"> query. For example, the following request searches the </text:span><text:span text:style-name="Source_20_Text"><text:span text:style-name="T3">address</text:span></text:span><text:span text:style-name="T3"> field to find customers whose addresses contain </text:span><text:span text:style-name="Source_20_Text"><text:span text:style-name="T3">mill</text:span></text:span><text:span text:style-name="T3"> or </text:span><text:span text:style-name="Source_20_Text"><text:span text:style-name="T3">lane</text:span></text:span><text:span text:style-name="T3">:</text:span></text:p>
      <text:p text:style-name="P29">GET /bank/_search</text:p>
      <text:p text:style-name="P55">{</text:p>
      <text:p text:style-name="P55"><text:s text:c="2"/>"query": { "match": { "address": "mill lane" } }</text:p>
      <text:p text:style-name="P29">}</text:p>
      <text:p text:style-name="P47"><text:span text:style-name="T14">For example, the following request only matches addresses that contain the phrase </text:span><text:span text:style-name="Source_20_Text"><text:span text:style-name="T3">mill lane</text:span></text:span><text:span text:style-name="T14">:</text:span></text:p>
      <text:p text:style-name="Preformatted_20_Text">GET /bank/_search</text:p>
      <text:p text:style-name="Preformatted_20_Text">{</text:p>
      <text:p text:style-name="Preformatted_20_Text"><text:s text:c="2"/>"query": { "match_phrase": { "address": "mill lane" } }</text:p>
      <text:p text:style-name="P27">}</text:p>
      <text:p text:style-name="P47"><text:soft-page-break/><text:span text:style-name="T14">To construct more complex queries, you can use a </text:span><text:span text:style-name="Source_20_Text"><text:span text:style-name="T3">bool</text:span></text:span><text:span text:style-name="T14"> query to combine multiple query criteria. You can designate criteria as required (must match), desirable (should match), or undesirable (must not match).</text:span></text:p>
      <text:p text:style-name="Text_20_body"><text:span text:style-name="T3">For example, the following request searches the </text:span><text:span text:style-name="Source_20_Text"><text:span text:style-name="T3">bank</text:span></text:span><text:span text:style-name="T3"> index for accounts that belong to customers who are 40 years old, but excludes anyone who lives in Idaho (ID):</text:span></text:p>
      <text:p text:style-name="P29"/>
      <text:p text:style-name="P29">GET /bank/_search</text:p>
      <text:p text:style-name="P55">{</text:p>
      <text:p text:style-name="P55"><text:s text:c="2"/>"query": {</text:p>
      <text:p text:style-name="P55"><text:s text:c="4"/>"bool": {</text:p>
      <text:p text:style-name="P55"><text:s text:c="6"/>"must": [</text:p>
      <text:p text:style-name="P55"><text:s text:c="8"/>{ "match": { "age": "40" } }</text:p>
      <text:p text:style-name="P55"><text:s text:c="6"/>],</text:p>
      <text:p text:style-name="P55"><text:s text:c="6"/>"must_not": [</text:p>
      <text:p text:style-name="P55"><text:s text:c="8"/>{ "match": { "state": "ID" } }</text:p>
      <text:p text:style-name="P55"><text:s text:c="6"/>]</text:p>
      <text:p text:style-name="P55"><text:s text:c="4"/>}</text:p>
      <text:p text:style-name="P55"><text:s text:c="2"/>}</text:p>
      <text:p text:style-name="P29">}</text:p>
      <text:p text:style-name="P27"/>
      <text:p text:style-name="P46"><text:span text:style-name="T3">Each </text:span><text:span text:style-name="Source_20_Text"><text:span text:style-name="T3">must</text:span></text:span><text:span text:style-name="T3">, </text:span><text:span text:style-name="Source_20_Text"><text:span text:style-name="T3">should</text:span></text:span><text:span text:style-name="T3">, and </text:span><text:span text:style-name="Source_20_Text"><text:span text:style-name="T3">must_not</text:span></text:span><text:span text:style-name="T3"> element in a Boolean query is referred to as a query clause. How well a document meets the criteria in each </text:span><text:span text:style-name="Source_20_Text"><text:span text:style-name="T3">must</text:span></text:span><text:span text:style-name="T3"> or </text:span><text:span text:style-name="Source_20_Text"><text:span text:style-name="T3">should</text:span></text:span><text:span text:style-name="T3"> clause contributes to the document’s </text:span><text:span text:style-name="Emphasis"><text:span text:style-name="T3">relevance score</text:span></text:span><text:span text:style-name="T3">. The higher the score, the better the document matches your search criteria. By default, Elasticsearch returns documents ranked by these relevance scores.</text:span></text:p>
      <text:p text:style-name="Text_20_body"><text:span text:style-name="T3">The criteria in a </text:span><text:span text:style-name="Source_20_Text"><text:span text:style-name="T3">must_not</text:span></text:span><text:span text:style-name="T3"> clause is treated as a </text:span><text:span text:style-name="Emphasis"><text:span text:style-name="T3">filter</text:span></text:span><text:span text:style-name="T3">. It affects whether or not the document is included in the results, but does not contribute to how documents are scored. You can also explicitly specify arbitrary filters to include or exclude documents based on structured data.</text:span></text:p>
      <text:p text:style-name="P65">For example, the following request uses a range filter to limit the results to accounts with a balance between $20,000 and $30,000 (inclusive).</text:p>
      <text:p text:style-name="P29"/>
      <text:p text:style-name="P27"/>
      <text:p text:style-name="P27"/>
      <text:p text:style-name="P27"/>
      <text:p text:style-name="P29"><text:soft-page-break/>GET /bank/_search</text:p>
      <text:p text:style-name="P55">{</text:p>
      <text:p text:style-name="P55"><text:s text:c="2"/>"query": {</text:p>
      <text:p text:style-name="P55"><text:s text:c="4"/>"bool": {</text:p>
      <text:p text:style-name="P55"><text:s text:c="6"/>"must": { "match_all": {} },</text:p>
      <text:p text:style-name="P55"><text:s text:c="6"/>"filter": {</text:p>
      <text:p text:style-name="P55"><text:s text:c="8"/>"range": {</text:p>
      <text:p text:style-name="P55"><text:s text:c="10"/>"balance": {</text:p>
      <text:p text:style-name="P55"><text:s text:c="12"/>"gte": 20000,</text:p>
      <text:p text:style-name="P55"><text:s text:c="12"/>"lte": 30000</text:p>
      <text:p text:style-name="P55"><text:s text:c="10"/>}</text:p>
      <text:p text:style-name="P55"><text:s text:c="8"/>}</text:p>
      <text:p text:style-name="P55"><text:s text:c="6"/>}</text:p>
      <text:p text:style-name="P55"><text:s text:c="4"/>}</text:p>
      <text:p text:style-name="P55"><text:s text:c="2"/>}</text:p>
      <text:p text:style-name="P29">}</text:p>
      <text:h text:style-name="P22" text:outline-level="2"/>
      <text:h text:style-name="P23" text:outline-level="2"><text:bookmark text:name="getting-started-aggregations"/><text:span text:style-name="T15">A</text:span>ggregations</text:h>
      <text:p text:style-name="P49"><text:span text:style-name="T3">For example, the following request uses a </text:span><text:span text:style-name="Source_20_Text"><text:span text:style-name="T3">terms</text:span></text:span><text:span text:style-name="T3"> aggregation to group all of the accounts in the </text:span><text:span text:style-name="Source_20_Text"><text:span text:style-name="T3">bank</text:span></text:span><text:span text:style-name="T3"> index by state, and returns the ten states with the most accounts in descending order:</text:span></text:p>
      <text:p text:style-name="P55">GET /bank/_search</text:p>
      <text:p text:style-name="P55">{</text:p>
      <text:p text:style-name="P55"><text:s text:c="2"/>"size": 0,</text:p>
      <text:p text:style-name="P55"><text:s text:c="2"/>"aggs": {</text:p>
      <text:p text:style-name="P55"><text:s text:c="4"/>"group_by_state": {</text:p>
      <text:p text:style-name="P55"><text:s text:c="6"/>"terms": {</text:p>
      <text:p text:style-name="P55"><text:s text:c="8"/>"field": "state.keyword"</text:p>
      <text:p text:style-name="P55"><text:s text:c="6"/>}</text:p>
      <text:p text:style-name="P55"><text:s text:c="4"/>}</text:p>
      <text:p text:style-name="P55"><text:s text:c="2"/>}</text:p>
      <text:p text:style-name="P29">}</text:p>
      <text:p text:style-name="P48"/>
      <text:p text:style-name="P48"/>
      <text:p text:style-name="P48"/>
      <text:p text:style-name="P49"><text:soft-page-break/><text:span text:style-name="T3">The </text:span><text:span text:style-name="Source_20_Text"><text:span text:style-name="T3">buckets</text:span></text:span><text:span text:style-name="T3"> in the response are the values of the </text:span><text:span text:style-name="Source_20_Text"><text:span text:style-name="T3">state</text:span></text:span><text:span text:style-name="T3"> field. The </text:span><text:span text:style-name="Source_20_Text"><text:span text:style-name="T3">doc_count</text:span></text:span><text:span text:style-name="T3"> shows the number of accounts in each state. For example, you can see that there are 27 accounts in </text:span><text:span text:style-name="Source_20_Text"><text:span text:style-name="T3">ID</text:span></text:span><text:span text:style-name="T3"> (Idaho). Because the request set </text:span><text:span text:style-name="Source_20_Text"><text:span text:style-name="T3">size=0</text:span></text:span><text:span text:style-name="T3">, the response only contains the aggregation results.</text:span></text:p>
      <text:p text:style-name="P33">{</text:p>
      <text:p text:style-name="P57"><text:s text:c="2"/>"took": 29,</text:p>
      <text:p text:style-name="P57"><text:s text:c="2"/>"timed_out": false,</text:p>
      <text:p text:style-name="P57"><text:s text:c="2"/>"_shards": {</text:p>
      <text:p text:style-name="P57"><text:s text:c="4"/>"total": 5,</text:p>
      <text:p text:style-name="P57"><text:s text:c="4"/>"successful": 5,</text:p>
      <text:p text:style-name="P57"><text:s text:c="4"/>"skipped" : 0,</text:p>
      <text:p text:style-name="P57"><text:s text:c="4"/>"failed": 0</text:p>
      <text:p text:style-name="P57"><text:s text:c="2"/>},</text:p>
      <text:p text:style-name="P57"><text:s text:c="2"/>"hits" : {</text:p>
      <text:p text:style-name="P57"><text:s text:c="5"/>"total" : 1000,</text:p>
      <text:p text:style-name="P57"><text:s text:c="4"/>"max_score" : 0.0,</text:p>
      <text:p text:style-name="P57"><text:s text:c="4"/>"hits" : [ ]</text:p>
      <text:p text:style-name="P57"><text:s text:c="2"/>},</text:p>
      <text:p text:style-name="P57"><text:s text:c="2"/>"aggregations" : {</text:p>
      <text:p text:style-name="P57"><text:s text:c="4"/>"group_by_state" : {</text:p>
      <text:p text:style-name="P57"><text:s text:c="6"/>"doc_count_error_upper_bound": 20,</text:p>
      <text:p text:style-name="P57"><text:s text:c="6"/>"sum_other_doc_count": 770,</text:p>
      <text:p text:style-name="P57"><text:s text:c="6"/>"buckets" : [ {</text:p>
      <text:p text:style-name="P57"><text:s text:c="8"/>"key" : "ID",</text:p>
      <text:p text:style-name="P57"><text:s text:c="8"/>"doc_count" : 27</text:p>
      <text:p text:style-name="P57"><text:s text:c="6"/>}, {</text:p>
      <text:p text:style-name="P57"><text:s text:c="8"/>"key" : "TX",</text:p>
      <text:p text:style-name="P57"><text:s text:c="8"/>"doc_count" : 27</text:p>
      <text:p text:style-name="P57"><text:s text:c="6"/>}, {</text:p>
      <text:p text:style-name="P57"><text:s text:c="8"/>"key" : "AL",</text:p>
      <text:p text:style-name="P57"><text:s text:c="8"/>"doc_count" : 25</text:p>
      <text:p text:style-name="P57"><text:s text:c="6"/>}, {</text:p>
      <text:p text:style-name="P57"><text:s text:c="8"/>"key" : "NC",</text:p>
      <text:p text:style-name="P57"><text:s text:c="8"/>"doc_count" : 21</text:p>
      <text:p text:style-name="P57"><text:s text:c="6"/>}, {</text:p>
      <text:p text:style-name="P57"><text:s text:c="8"/>"key" : "ND",</text:p>
      <text:p text:style-name="P57"><text:s text:c="8"/>"doc_count" : 21</text:p>
      <text:p text:style-name="P57"><text:s text:c="6"/>}, {</text:p>
      <text:p text:style-name="P57"><text:s text:c="8"/>"key" : "ME",</text:p>
      <text:p text:style-name="P57"><text:s text:c="8"/>"doc_count" : 20</text:p>
      <text:p text:style-name="P57"><text:s text:c="6"/>}, {</text:p>
      <text:p text:style-name="P57"><text:s text:c="8"/>"key" : "MO",</text:p>
      <text:p text:style-name="P57"><text:s text:c="8"/>"doc_count" : 20</text:p>
      <text:p text:style-name="P57"><text:s text:c="6"/>} ]</text:p>
      <text:p text:style-name="P57"><text:s text:c="4"/>}</text:p>
      <text:p text:style-name="P57"><text:s text:c="2"/>}</text:p>
      <text:p text:style-name="P33">}</text:p>
      <text:p text:style-name="P48"/>
      <text:h text:style-name="P22" text:outline-level="2"><text:soft-page-break/>Multiple Indices</text:h>
      <text:p text:style-name="Text_20_body">Most APIs that refer to an <text:span text:style-name="Source_20_Text">index</text:span> parameter support execution across multiple indices, using simple <text:span text:style-name="Source_20_Text">test1,test2,test3</text:span> notation (or <text:span text:style-name="Source_20_Text">_all</text:span> for all indices). It also supports wildcards, for example: <text:span text:style-name="Source_20_Text">test*</text:span> or <text:span text:style-name="Source_20_Text">*test</text:span> or <text:span text:style-name="Source_20_Text">te*t</text:span> or <text:span text:style-name="Source_20_Text">*test*</text:span>, and the ability to "exclude" (<text:span text:style-name="Source_20_Text">-</text:span>), for example: <text:span text:style-name="Source_20_Text">test*,-test3</text:span>.</text:p>
      <text:p text:style-name="P28">All multi indices APIs support the following url query string parameters:</text:p>
      <text:list xml:id="list3853411002" text:style-name="L6">
        <text:list-item>
          <text:p text:style-name="P66"><text:span text:style-name="Source_20_Text">ignore_unavailable</text:span></text:p>
        </text:list-item>
        <text:list-item>
          <text:p text:style-name="P66"><text:span text:style-name="Source_20_Text">allow_no_indices</text:span></text:p>
        </text:list-item>
        <text:list-item>
          <text:p text:style-name="P66"><text:span text:style-name="Source_20_Text">expand_wildcards</text:span></text:p>
        </text:list-item>
      </text:list>
      <text:p text:style-name="P27"><text:span text:style-name="Source_20_Text"/></text:p>
      <text:h text:style-name="P21" text:outline-level="2"><text:bookmark text:name="common-options"/><text:span text:style-name="Source_20_Text"><text:span text:style-name="T16">Common options</text:span></text:span></text:h>
      <text:list xml:id="list2016544145" text:style-name="L7">
        <text:list-item>
          <text:p text:style-name="P67"><text:span text:style-name="Source_20_Text"><text:span text:style-name="T14">?pretty=true</text:span></text:span></text:p>
        </text:list-item>
        <text:list-item>
          <text:p text:style-name="P67"><text:span text:style-name="Source_20_Text"><text:span text:style-name="T14">?human=false</text:span></text:span></text:p>
        </text:list-item>
        <text:list-item>
          <text:p text:style-name="P67"><text:span text:style-name="Source_20_Text"><text:span text:style-name="T14">filter_path</text:span></text:span></text:p>
          <text:list>
            <text:list-header>
              <text:p text:style-name="P67"><text:span text:style-name="Source_20_Text"><text:span text:style-name="T14">GET /_search?q=elasticsearch&amp;filter_path=took,hits.hits._id,hits.hits._score</text:span></text:span></text:p>
              <text:p text:style-name="P67"><text:span text:style-name="Source_20_Text"><text:span text:style-name="T17">{</text:span></text:span></text:p>
            </text:list-header>
          </text:list>
        </text:list-item>
      </text:list>
      <text:p text:style-name="P58"><text:s text:c="2"/><text:tab/><text:tab/>"took" : 3,</text:p>
      <text:p text:style-name="P58"><text:s text:c="2"/><text:tab/><text:tab/>"hits" : {</text:p>
      <text:p text:style-name="P58"><text:s text:c="4"/><text:tab/><text:tab/><text:tab/>"hits" : [</text:p>
      <text:p text:style-name="P58"><text:s text:c="6"/><text:tab/><text:tab/><text:tab/>{</text:p>
      <text:p text:style-name="P58"><text:s text:c="8"/><text:tab/><text:tab/><text:tab/><text:tab/>"_id" : "0",</text:p>
      <text:p text:style-name="P58"><text:s text:c="8"/><text:tab/><text:tab/><text:tab/><text:tab/>"_score" : 1.6375021</text:p>
      <text:p text:style-name="P58"><text:s text:c="6"/><text:tab/><text:tab/><text:tab/>}</text:p>
      <text:p text:style-name="P58"><text:s text:c="4"/><text:tab/><text:tab/><text:tab/>]</text:p>
      <text:p text:style-name="P58"><text:s text:c="2"/><text:tab/><text:tab/>}</text:p>
      <text:p text:style-name="P34"><text:tab/>}</text:p>
      <text:list xml:id="list139359084" text:style-name="L8">
        <text:list-item>
          <text:p text:style-name="P68"><text:bookmark text:name="_flat_settings"/>Flat Settings</text:p>
        </text:list-item>
      </text:list>
      <text:p text:style-name="P40"><text:tab/><text:tab/>GET twitter/_settings?flat_settings=true</text:p>
      <text:p text:style-name="P40"><text:tab/><text:tab/>{</text:p>
      <text:p text:style-name="Preformatted_20_Text"><text:s text:c="2"/><text:tab/><text:tab/><text:tab/>"twitter" : {</text:p>
      <text:p text:style-name="Preformatted_20_Text"><text:s text:c="2"/><text:tab/> <text:s/><text:tab/><text:tab/><text:tab/>"settings": {</text:p>
      <text:p text:style-name="Preformatted_20_Text"><text:s text:c="2"/><text:tab/> <text:s/><text:tab/><text:tab/> <text:s/><text:tab/><text:tab/>"index.number_of_replicas": "1",</text:p>
      <text:p text:style-name="Preformatted_20_Text"><text:s text:c="2"/><text:tab/> <text:s/><text:tab/><text:tab/> <text:s/><text:tab/><text:tab/>"index.number_of_shards": "1",</text:p>
      <text:p text:style-name="Preformatted_20_Text"><text:s text:c="2"/><text:tab/> <text:s/><text:tab/><text:tab/> <text:s/><text:tab/><text:tab/>"index.creation_date": "1474389951325",</text:p>
      <text:p text:style-name="Preformatted_20_Text"><text:s text:c="2"/><text:tab/> <text:s/><text:tab/><text:tab/> <text:s/><text:tab/><text:tab/>"index.uuid": "n6gzFZTgS664GUfx0Xrpjw",</text:p>
      <text:p text:style-name="Preformatted_20_Text"><text:soft-page-break/><text:s text:c="2"/><text:tab/> <text:s/><text:tab/><text:tab/> <text:s/><text:tab/><text:tab/>"index.version.created": ...,</text:p>
      <text:p text:style-name="Preformatted_20_Text"><text:s text:c="2"/><text:tab/> <text:s/><text:tab/><text:tab/> <text:s/><text:tab/><text:tab/>"index.provided_name" : "twitter"</text:p>
      <text:p text:style-name="Preformatted_20_Text"><text:s text:c="2"/><text:tab/> <text:s/><text:tab/><text:tab/><text:tab/>}</text:p>
      <text:p text:style-name="Preformatted_20_Text"><text:tab/> <text:s/><text:tab/><text:tab/>}</text:p>
      <text:p text:style-name="P27"><text:tab/><text:tab/>}</text:p>
      <text:p text:style-name="P51"><text:span text:style-name="Strong_20_Emphasis"><text:span text:style-name="T11">Single document APIs</text:span></text:span></text:p>
      <text:p text:style-name="P51"><text:a xlink:type="simple" xlink:href="https://www.elastic.co/guide/en/elasticsearch/reference/6.8/docs-index_.html" text:style-name="Internet_20_link" text:visited-style-name="Visited_20_Internet_20_Link"><text:span text:style-name="Emphasis"><text:span text:style-name="T9">Index API</text:span></text:span></text:a><text:span text:style-name="T9"> </text:span></text:p>
      <text:p text:style-name="P54">The index API adds or updates a typed JSON document in a specific index.</text:p>
      <text:p text:style-name="P41">PUT twitter/_doc/1</text:p>
      <text:p text:style-name="Preformatted_20_Text">{</text:p>
      <text:p text:style-name="Preformatted_20_Text"><text:s text:c="4"/>"user" : "kimchy",</text:p>
      <text:p text:style-name="Preformatted_20_Text"><text:s text:c="4"/>"post_date" : "2009-11-15T14:12:12",</text:p>
      <text:p text:style-name="Preformatted_20_Text"><text:s text:c="4"/>"message" : "trying out Elasticsearch"</text:p>
      <text:p text:style-name="P27">}</text:p>
      <text:p text:style-name="P27"><text:span text:style-name="T9">When </text:span><text:span text:style-name="Source_20_Text"><text:span text:style-name="T9">create</text:span></text:span><text:span text:style-name="T9"> is used, the index operation will fail if a document by that id already exists in the index</text:span></text:p>
      <text:p text:style-name="P41">PUT twitter/_doc/1?op_type=create</text:p>
      <text:p text:style-name="Preformatted_20_Text">{</text:p>
      <text:p text:style-name="Preformatted_20_Text"><text:s text:c="4"/>"user" : "kimchy",</text:p>
      <text:p text:style-name="Preformatted_20_Text"><text:s text:c="4"/>"post_date" : "2009-11-15T14:12:12",</text:p>
      <text:p text:style-name="Preformatted_20_Text"><text:s text:c="4"/>"message" : "trying out Elasticsearch"</text:p>
      <text:p text:style-name="P36">}</text:p>
      <text:p text:style-name="P36"/>
      <text:p text:style-name="P36"><text:a xlink:type="simple" xlink:href="https://www.elastic.co/guide/en/elasticsearch/reference/6.8/docs-get.html" text:style-name="Internet_20_link" text:visited-style-name="Visited_20_Internet_20_Link"><text:span text:style-name="Emphasis"><text:span text:style-name="T12">Get API</text:span></text:span></text:a><text:span text:style-name="T12"> </text:span></text:p>
      <text:p text:style-name="P42">GET twitter/_doc/0</text:p>
      <text:p text:style-name="P45">{</text:p>
      <text:p text:style-name="Preformatted_20_Text"><text:s text:c="4"/>"_index" : "twitter",</text:p>
      <text:p text:style-name="Preformatted_20_Text"><text:s text:c="4"/>"_type" : "_doc",</text:p>
      <text:p text:style-name="Preformatted_20_Text"><text:s text:c="4"/>"_id" : "0",</text:p>
      <text:p text:style-name="Preformatted_20_Text"><text:s text:c="4"/>"_version" : 1,</text:p>
      <text:p text:style-name="Preformatted_20_Text"><text:s text:c="4"/>"_seq_no" : 10,</text:p>
      <text:p text:style-name="Preformatted_20_Text"><text:s text:c="4"/>"_primary_term" : 1,</text:p>
      <text:p text:style-name="Preformatted_20_Text"><text:s text:c="4"/>"found": true,</text:p>
      <text:p text:style-name="Preformatted_20_Text"><text:s text:c="4"/>"_source" : {</text:p>
      <text:p text:style-name="Preformatted_20_Text"><text:s text:c="8"/>"user" : "kimchy",</text:p>
      <text:p text:style-name="Preformatted_20_Text"><text:s text:c="8"/>"date" : "2009-11-15T14:12:12",</text:p>
      <text:p text:style-name="Preformatted_20_Text"><text:s text:c="8"/>"likes": 0,</text:p>
      <text:p text:style-name="Preformatted_20_Text"><text:s text:c="8"/>"message" : "trying out Elasticsearch"</text:p>
      <text:p text:style-name="Preformatted_20_Text"><text:s text:c="4"/>}</text:p>
      <text:p text:style-name="P27">}</text:p>
      <text:p text:style-name="P51"><text:span text:style-name="T12">**The API also check for the existence of a document using </text:span><text:span text:style-name="Source_20_Text"><text:span text:style-name="T12">HEAD</text:span></text:span><text:span text:style-name="T12">, for example:</text:span></text:p>
      <text:p text:style-name="P37">HEAD twitter/_doc/0</text:p>
      <text:p text:style-name="P51"><text:soft-page-break/><text:span text:style-name="T12">***Use the </text:span><text:span text:style-name="Source_20_Text"><text:span text:style-name="T12">/{index}/{type}/{id}/_source</text:span></text:span><text:span text:style-name="T12"> endpoint to get just the </text:span><text:span text:style-name="Source_20_Text"><text:span text:style-name="T12">_source</text:span></text:span><text:span text:style-name="T12"> field of the document, without any additional content around it. For example:</text:span></text:p>
      <text:p text:style-name="P38">GET twitter/_doc/1/_source</text:p>
      <text:p text:style-name="P39"><text:a xlink:type="simple" xlink:href="https://www.elastic.co/guide/en/elasticsearch/reference/6.8/docs-delete.html" text:style-name="Internet_20_link" text:visited-style-name="Visited_20_Internet_20_Link"><text:span text:style-name="Emphasis"><text:span text:style-name="T12">Delete API</text:span></text:span></text:a><text:span text:style-name="T12"> </text:span></text:p>
      <text:p text:style-name="P43">DELETE /twitter/_doc/1</text:p>
      <text:h text:style-name="P25" text:outline-level="2"><text:bookmark text:name="docs-delete-by-query"/>Delete By Query API</text:h>
      <text:p text:style-name="P52"><text:span text:style-name="T13">The simplest usage of </text:span><text:span text:style-name="Source_20_Text"><text:span text:style-name="T13">_delete_by_query</text:span></text:span><text:span text:style-name="T13"> just performs a deletion on every document that matches a query. Here is the API:</text:span></text:p>
      <text:p text:style-name="P59">POST twitter/_delete_by_query</text:p>
      <text:p text:style-name="Preformatted_20_Text">{</text:p>
      <text:p text:style-name="Preformatted_20_Text"><text:s text:c="2"/>"query": { <text:bookmark text:name="CO13-1"/></text:p>
      <text:p text:style-name="Preformatted_20_Text"><text:s text:c="4"/>"match": {</text:p>
      <text:p text:style-name="Preformatted_20_Text"><text:s text:c="6"/>"message": "some message"</text:p>
      <text:p text:style-name="Preformatted_20_Text"><text:s text:c="4"/>}</text:p>
      <text:p text:style-name="Preformatted_20_Text"><text:s text:c="2"/>}</text:p>
      <text:p text:style-name="P39">}</text:p>
      <text:p text:style-name="P39"><text:a xlink:type="simple" xlink:href="https://www.elastic.co/guide/en/elasticsearch/reference/6.8/docs-update.html" text:style-name="Internet_20_link" text:visited-style-name="Visited_20_Internet_20_Link"><text:span text:style-name="Emphasis"><text:span text:style-name="T12">Update API</text:span></text:span></text:a><text:span text:style-name="T12"> </text:span></text:p>
      <text:p text:style-name="P43">PUT test/_doc/1</text:p>
      <text:p text:style-name="Preformatted_20_Text">{</text:p>
      <text:p text:style-name="Preformatted_20_Text"><text:s text:c="4"/>"counter" : 1,</text:p>
      <text:p text:style-name="Preformatted_20_Text"><text:s text:c="4"/>"tags" : ["red"]</text:p>
      <text:p text:style-name="P27">}</text:p>
      <text:h text:style-name="P26" text:outline-level="3">Scripted updates</text:h>
      <text:p text:style-name="Text_20_body">Now, we can execute a script that would increment the counter:</text:p>
      <text:p text:style-name="P59">POST test/_doc/1/_update</text:p>
      <text:p text:style-name="Preformatted_20_Text">{</text:p>
      <text:p text:style-name="Preformatted_20_Text"><text:s text:c="4"/>"script" : {</text:p>
      <text:p text:style-name="Preformatted_20_Text"><text:s text:c="8"/>"source": "ctx._source.counter += params.count",</text:p>
      <text:p text:style-name="Preformatted_20_Text"><text:s text:c="8"/>"lang": "painless",</text:p>
      <text:p text:style-name="Preformatted_20_Text"><text:s text:c="8"/>"params" : {</text:p>
      <text:p text:style-name="Preformatted_20_Text"><text:s text:c="12"/>"count" : 4</text:p>
      <text:p text:style-name="Preformatted_20_Text"><text:s text:c="8"/>}</text:p>
      <text:p text:style-name="Preformatted_20_Text"><text:s text:c="4"/>}</text:p>
      <text:p text:style-name="P27">}</text:p>
      <text:p text:style-name="P44"/>
      <text:p text:style-name="Text_20_body"><text:span text:style-name="Strong_20_Emphasis"><text:span text:style-name="T10">Multi-document APIs</text:span></text:span></text:p>
      <text:list xml:id="list969616586" text:style-name="L9">
        <text:list-item>
          <text:p text:style-name="P87"><text:a xlink:type="simple" xlink:href="https://www.elastic.co/guide/en/elasticsearch/reference/6.8/docs-multi-get.html" text:style-name="Internet_20_link" text:visited-style-name="Visited_20_Internet_20_Link"><text:span text:style-name="Emphasis"><text:span text:style-name="T8">Multi Get API</text:span></text:span></text:a><text:span text:style-name="T8"> </text:span></text:p>
        </text:list-item>
        <text:list-item>
          <text:p text:style-name="P87"><text:a xlink:type="simple" xlink:href="https://www.elastic.co/guide/en/elasticsearch/reference/6.8/docs-bulk.html" text:style-name="Internet_20_link" text:visited-style-name="Visited_20_Internet_20_Link"><text:span text:style-name="Emphasis"><text:span text:style-name="T8">Bulk API</text:span></text:span></text:a><text:span text:style-name="T8"> </text:span></text:p>
        </text:list-item>
        <text:list-item>
          <text:p text:style-name="P87"><text:a xlink:type="simple" xlink:href="https://www.elastic.co/guide/en/elasticsearch/reference/6.8/docs-delete-by-query.html" text:style-name="Internet_20_link" text:visited-style-name="Visited_20_Internet_20_Link"><text:span text:style-name="Emphasis"><text:span text:style-name="T8">Delete By Query API</text:span></text:span></text:a><text:span text:style-name="T8"> </text:span></text:p>
        </text:list-item>
        <text:list-item>
          <text:p text:style-name="P87"><text:a xlink:type="simple" xlink:href="https://www.elastic.co/guide/en/elasticsearch/reference/6.8/docs-update-by-query.html" text:style-name="Internet_20_link" text:visited-style-name="Visited_20_Internet_20_Link"><text:span text:style-name="Emphasis"><text:span text:style-name="T8">Update By Query API</text:span></text:span></text:a><text:span text:style-name="T8"> </text:span></text:p>
          <text:p text:style-name="P88"><text:soft-page-break/></text:p>
          <text:list>
            <text:list-header>
              <text:p text:style-name="P69">POST twitter/_update_by_query?conflicts=proceed</text:p>
            </text:list-header>
          </text:list>
        </text:list-item>
        <text:list-item>
          <text:p text:style-name="P76"><text:a xlink:type="simple" xlink:href="https://www.elastic.co/guide/en/elasticsearch/reference/6.8/docs-reindex.html" text:style-name="Internet_20_link" text:visited-style-name="Visited_20_Internet_20_Link"><text:span text:style-name="Emphasis"><text:span text:style-name="T8">Reindex API</text:span></text:span></text:a><text:span text:style-name="T8"> </text:span></text:p>
        </text:list-item>
      </text:list>
      <text:p text:style-name="P35"/>
      <text:h text:style-name="P24" text:outline-level="2"><text:bookmark text:name="optimistic-concurrency-control"/>Optimistic concurrency control</text:h>
      <text:p text:style-name="P53">Elasticsearch is distributed. When documents are created, updated, or deleted, the new version of the document has to be replicated to other nodes in the cluster. Elasticsearch needs a way of ensuring that an older version of a document never overwrites a newer version.</text:p>
      <text:p text:style-name="P53">To ensure an older version of a document doesn’t overwrite a newer version, every operation performed to a document is assigned a sequence number by the primary shard.</text:p>
      <text:p text:style-name="P53"/>
      <text:p text:style-name="P50">Search API</text:p>
      <text:h text:style-name="P21" text:outline-level="2"><text:bookmark text:name="search-routing"/><text:span text:style-name="Source_20_Text"><text:span text:style-name="T14">Routing</text:span></text:span></text:h>
      <text:p text:style-name="P27"><text:span text:style-name="Source_20_Text"><text:span text:style-name="T14"><text:s/></text:span></text:span></text:p>
      <text:p text:style-name="P32"/>
      <text:p text:style-name="P8"/>
      <text:p text:style-name="P4"/>
      <text:p text:style-name="P60"/>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6T22:43:17.975712240</meta:creation-date>
    <dc:date>2021-07-29T23:41:58.548932799</dc:date>
    <meta:editing-duration>P1DT17H48M13S</meta:editing-duration>
    <meta:editing-cycles>6</meta:editing-cycles>
    <meta:generator>LibreOffice/6.4.6.2$Linux_X86_64 LibreOffice_project/40$Build-2</meta:generator>
    <meta:document-statistic meta:table-count="0" meta:image-count="0" meta:object-count="0" meta:page-count="12" meta:paragraph-count="356" meta:word-count="1824" meta:character-count="11775" meta:non-whitespace-character-count="9444"/>
  </office:meta>
</office:document-meta>
</file>